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outline1">
      <style:graphic-properties draw:fill-color="#ff0000" fo:min-height="7.9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cm" fo:text-indent="0cm"/>
    </style:style>
    <style:style style:name="P4" style:family="paragraph">
      <loext:graphic-properties draw:fill-color="#ff0000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Wikibase API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Intro &amp; demo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API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Application Programming Interface.</text:span></text:p>
              </text:list-item>
              <text:list-item>
                <text:p><text:span text:style-name="T1">Allows interact programs or systems.</text:span></text:p>
              </text:list-item>
              <text:list-item>
                <text:p><text:span text:style-name="T1">Not intended for humans, in this case use UI.</text:span></text:p>
              </text:list-item>
              <text:list-item>
                <text:p><text:span text:style-name="T1">Typical goals:</text:span></text:p>
                <text:list>
                  <text:list-item>
                    <text:p><text:span text:style-name="T2">Integration</text:span><text:span text:style-name="T3">. Defines an agreement how the program/system can communicate with others.</text:span></text:p>
                  </text:list-item>
                  <text:list-item>
                    <text:p><text:span text:style-name="T2">Automation</text:span><text:span text:style-name="T3">. You can implement a task programatical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Wikibase API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Web API based on the HTTP protocol.</text:span></text:p>
              </text:list-item>
              <text:list-item>
                <text:p><text:span text:style-name="T1">Use HTTP semantic verbs: GET, POST, PUT, DELETE.</text:span></text:p>
              </text:list-item>
              <text:list-item>
                <text:p><text:span text:style-name="T4"><text:a xlink:href="https://www.mediawiki.org/wiki/Wikibase/API" xlink:type="simple">https://www.mediawiki.org/wiki/Wikibase/API</text:a></text:span></text:p>
              </text:list-item>
              <text:list-item>
                <text:p><text:span text:style-name="T1">Example: </text:span><text:span text:style-name="T5"><text:a xlink:href="http://philobiblon.duckdns.org/w/api.php?action=wbgetentities&amp;ids=Q1&amp;format=json" xlink:type="simple">http://philobiblon.duckdns.org/w/api.php?action=wbgetentities&amp;ids=Q1&amp;format=json</text:a></text:span></text:p>
              </text:list-item>
              <text:list-item>
                <text:p><text:span text:style-name="T1">Wikibase goal: Release new REST API within this ye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Librarie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3">wikibase-sdk. Javascript. </text:span><text:span text:style-name="T4"><text:a xlink:href="https://github.com/maxlath/wikibase-sdk" xlink:type="simple">https://github.com/maxlath/wikibase-sdk</text:a></text:span></text:p>
              </text:list-item>
              <text:list-item>
                <text:p><text:span text:style-name="T3">wikibaseintegrator. Python.</text:span></text:p>
                <text:list>
                  <text:list-item>
                    <text:p><text:span text:style-name="T6">0.11 (current): </text:span><text:span text:style-name="T4"><text:a xlink:href="https://github.com/LeMyst/WikibaseIntegrator" xlink:type="simple">https://github.com/LeMyst/WikibaseIntegrator</text:a></text:span></text:p>
                  </text:list-item>
                  <text:list-item>
                    <text:p text:style-name="P3"><text:span text:style-name="T7">0.12 (beta): </text:span><text:span text:style-name="T8"><text:a xlink:href="https://github.com/LeMyst/WikibaseIntegrator/tree/v0.12.0rc1" xlink:type="simple">https://github.com/LeMyst/WikibaseIntegrator/tree/v0.12.0rc1</text:a></text:span></text:p>
                  </text:list-item>
                </text:list>
              </text:list-item>
              <text:list-item>
                <text:p><text:span text:style-name="T9">Both allows Wikibase API and SPARQL request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Demo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Create Wikibase environment from scratch.</text:span></text:p>
                <text:list>
                  <text:list-item>
                    <text:p><text:span text:style-name="T10">Based on: https://github.com/wmde/wikibase-release-pipeline/tree/main/example</text:span></text:p>
                  </text:list-item>
                </text:list>
              </text:list-item>
              <text:list-item>
                <text:p><text:span text:style-name="T1">Create a bot account for Wikibase.</text:span></text:p>
              </text:list-item>
              <text:list-item>
                <text:p><text:span text:style-name="T1">Create python environment.</text:span></text:p>
              </text:list-item>
              <text:list-item>
                <text:p><text:span text:style-name="T1">Dem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Requirement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Installed software:</text:span></text:p>
                <text:list>
                  <text:list-item>
                    <text:p><text:span text:style-name="T4">git</text:span></text:p>
                  </text:list-item>
                  <text:list-item>
                    <text:p><text:span text:style-name="T4">python</text:span></text:p>
                  </text:list-item>
                  <text:list-item>
                    <text:p><text:span text:style-name="T4">docker</text:span></text:p>
                  </text:list-item>
                  <text:list-item>
                    <text:p><text:span text:style-name="T4">docker-compo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URL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6">Local Philobiblon Wikibase sandbox: </text:span><text:span text:style-name="T4">https://github.com/faulhaber/PhiloBiblon/tree/master/philobiblon-sandbox/local</text:span></text:p>
              </text:list-item>
              <text:list-item>
                <text:p><text:span text:style-name="T6">Program to load base info for all items </text:span><text:span text:style-name="T10">(under developing)</text:span><text:span text:style-name="T6">: </text:span><text:span text:style-name="T5">https://github.com/faulhaber/PhiloBiblon/tree/master/pb2w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/>
                <text:p><text:span text:style-name="T11"><text:s text:c="2"/></text:span><text:span text:style-name="T11">Thank you!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8:50:12.933278047</meta:creation-date>
    <meta:editing-duration>PT55M4S</meta:editing-duration>
    <meta:editing-cycles>6</meta:editing-cycles>
    <meta:generator>LibreOffice/6.4.7.2$Linux_X86_64 LibreOffice_project/40$Build-2</meta:generator>
    <dc:title>Classy Red</dc:title>
    <dc:date>2022-02-16T19:36:40.500826680</dc:date>
    <meta:document-statistic meta:object-count="68"/>
  </office:meta>
</office:document-meta>
</file>